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1" fo:font-family="'Noto Sans'" style:font-style-name="Regular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Noto Sans1" fo:font-family="'Noto Sans'" style:font-style-name="Regular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7T06:54:34.443970902</meta:creation-date>
    <meta:generator>Collabora_Office/6.2.9.20191023$Linux_X86_64 LibreOffice_project/762ee9c8339695ff9471124b448a25a83638bfba</meta:generator>
    <meta:editing-cycles>3</meta:editing-cycles>
    <meta:editing-duration>PT2M14S</meta:editing-duration>
    <dc:date>2020-05-26T14:01:24.194569781</dc:date>
    <meta:document-statistic meta:object-count="25"/>
  </office:meta>
</office:document-meta>
</file>